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ddy</text:h>
      <text:p text:style-name="P1">Hi Buddy...<text:line-break/></text:p>
      <text:p text:style-name="P1">Seh’ dich noch vor mir wie damals am Kiosk </text:p>
      <text:p text:style-name="P1">mit ‘nem Slushy. So krass, wie </text:p>
      <text:p text:style-name="P1">die Zeit vergeht, </text:p>
      <text:p text:style-name="P1">doch eins...<text:line-break/></text:p>
      <text:p text:style-name="P1">Geb’ ich dir noch mit auf deinen Weg, den du bis </text:p>
      <text:p text:style-name="P1">hierhin und heute gehst...<text:line-break/>So wie du dich schlägst und<text:line-break/>Ich dich seh’, find’ ich’s okay...<text:line-break/></text:p>
      <text:p text:style-name="P1">Deine Skills...<text:line-break/>Waren immer schon einzigartig, einmalig.<text:line-break/>Warst vielleicht nicht der Klügste von allen,<text:line-break/>Doch hast immer Meinung verteidigt, heimlich,<text:line-break/>Nie so hart, wie es eigentlich den<text:line-break/>Anschein machte.<text:line-break/>Einsicht gezeigt, dich...<text:line-break/></text:p>
      <text:p text:style-name="P1">Beteiligt am Gleichgewicht deines Umfelds.<text:line-break/>Wahrscheinlich wär’s auch kleinlich...<text:line-break/>Unbegreiflich, </text:p>
      <text:p text:style-name="P1">wie damals Gedanken über zukünftige Zeiten kreisten,<text:line-break/>Doch jetzt weiß ich...<text:line-break/></text:p>
      <text:p text:style-name="P1">Dass du gefeit bist, um den Kampf mit allen Feinden zu </text:p>
      <text:p text:style-name="P1">fighten, um...<text:line-break/>Mit deinen Jungs </text:p>
      <text:p text:style-name="P1">anschließend Hart und gut zu feiern und<text:line-break/>Rundum beruhigt sein kannst mit ‘ner positiveren </text:p>
      <text:p text:style-name="P1">Einstellung...<text:line-break/><text:line-break/>Pass auf dich auf,<text:line-break/>Verzweifle nicht.<text:line-break/></text:p>
      <text:p text:style-name="P1">Ruf laut,<text:line-break/>Und ich halt’ dein Licht.<text:line-break/><text:soft-page-break/>Wenn du mich brauchst,<text:line-break/></text:p>
      <text:p text:style-name="P1">Hab Zuversicht.<text:line-break/>Helf’ ich dir auf.<text:line-break/></text:p>
      <text:p text:style-name="P1">Keinesfalls...<text:line-break/>Wünsche ich mir, dass du alles anders machst.<text:line-break/>Lieber das, was du hast, mehr zu schätzen weißt,<text:line-break/>Häufiger lachst und will, dass du’s raffst...<text:line-break/></text:p>
      <text:p text:style-name="P1">Dass der wahre, krasse Hass, den du deiner Meinung nach<text:line-break/>Gegen irgendetwas oder jemanden hast,<text:line-break/>Nicht ansatzweise das<text:line-break/>Ist, was es wirklich bedeutet zu hassen.<text:line-break/></text:p>
      <text:p text:style-name="P1">Doch Hut ab davor, dass du wirklich verstehst, was auch Spaß bedeutet.<text:line-break/>Ohne solche Freunde, die du besitzt, wäre es heute viel grauer mit</text:p>
      <text:p text:style-name="P1"><text:s/>bedeutend weniger Freude...<text:line-break/>Beschleunige in Richtung Träume,<text:line-break/>Scheiß auf Meinung reudiger Leute<text:line-break/>Und beuge dich nie dem Limit abgrenzender Zäune...<text:line-break/><text:line-break/>Pass auf dich auf,<text:line-break/>Verzweifle nicht.<text:line-break/></text:p>
      <text:p text:style-name="P1">Ruf laut,<text:line-break/>Und ich halt’ dein Licht.<text:line-break/>Wenn du mich brauchst,<text:line-break/></text:p>
      <text:p text:style-name="P1">Hab Zuversicht.<text:line-break/>Helf’ ich dir auf.<text:line-break/></text:p>
      <text:p text:style-name="P1">Momente...<text:line-break/>Die für dich vielleicht sehr wichtig sind...<text:line-break/>Als Kind...<text:line-break/></text:p>
      <text:p text:style-name="P1">In denen du schissig bist<text:line-break/>Vor schwierigen Dingen, die das Leben so mit sich bringt...<text:line-break/>Sind halb so wild, nicht wirklich schlimm...<text:line-break/></text:p>
      <text:p text:style-name="P1">Glaube mir, sie werden nichtig, denn...<text:line-break/>Irgendwo in dir drin bin ich da<text:line-break/><text:soft-page-break/>Und froh, dass ich dir behilflich bin...<text:line-break/></text:p>
      <text:p text:style-name="P1">Zu Beginn im blickdichten, erstickendem Nebel </text:p>
      <text:p text:style-name="P1">erst blind...<text:line-break/>Doch vieles wird dann ersichtlich in...<text:line-break/></text:p>
      <text:p text:style-name="P1">Ein paar Jahren und macht schließlich Sinn...<text:line-break/>Auch wenn es für dich jetzt noch nicht richtig klingt,<text:line-break/>Vertrau’ dir selbst<text:line-break/>Und glaub’ mir... wenn ich dir sage, </text:p>
      <text:p text:style-name="P1">dass alles stimmt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9:32.41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30" meta:word-count="370" meta:character-count="2302"/>
  </office:meta>
</office:document-meta>
</file>